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18"/>
      <text:p text:style-name="P18"/>
      <text:p text:style-name="P20">Refus d’attribution d'une contribution de l'Etat à la réduction des primes dans l'assurance‑maladie pour l'année %=RELATIV1=%</text:p>
      <text:p text:style-name="P21"/>
      <text:p text:style-name="P16"/>
      <text:p text:style-name="P16">%=TITRE=%,</text:p>
      <text:p text:style-name="P16"/>
      <text:p text:style-name="P16">Conformément à la loi cantonale portant introduction de la loi fédérale sur l'assurance-maladie, une contribution est allouée aux personnes âgées de moins de 25 ans pour autant qu'elles assument seules leur entretien et que leur revenu déterminant soit inférieur à CHF %=REVDETMIN=% .</text:p>
      <text:p text:style-name="P16"/>
      <text:p text:style-name="P16">Statuant sur votre demande du %=DRED=%, nous constatons en regard des éléments en notre possession que vos parents doivent encore assumer votre entretien. De ce fait, nous avons le regret de vous annoncer que vous ne pouvez pas obtenir une contribution de l'Etat à la réduction des primes dans l'assurance-maladie pour l'année %=RELATIV1=% sur la base de votre propre avis de taxation. </text:p>
      <text:p text:style-name="P21"/>
      <text:p text:style-name="P16">%#include AM_SIGNATURES#%</text:p>
      <text:p text:style-name="P2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st7</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8-23T09:11:44.83</dc:date>
    <meta:print-date>2003-09-10T06:53:00</meta:print-date>
    <meta:editing-cycles>121</meta:editing-cycles>
    <meta:editing-duration>PT7H14M7S</meta:editing-duration>
    <meta:document-statistic meta:table-count="0" meta:image-count="2" meta:object-count="0" meta:page-count="2" meta:paragraph-count="33" meta:word-count="336" meta:character-count="2384"/>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